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Ubuntu1" fo:font-size="20pt" officeooo:paragraph-rsid="00131462" style:font-size-asian="20pt" style:font-size-complex="20pt"/>
    </style:style>
    <style:style style:name="P2" style:family="paragraph" style:parent-style-name="Frame_20_contents">
      <style:paragraph-properties fo:text-align="end" style:justify-single-word="false"/>
      <style:text-properties officeooo:rsid="00166878" officeooo:paragraph-rsid="00166878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8d1e"/>
    </style:style>
    <style:style style:name="T2" style:family="text">
      <style:text-properties officeooo:rsid="0013f862"/>
    </style:style>
    <style:style style:name="T3" style:family="text">
      <style:text-properties fo:color="#c0c0c0"/>
    </style:style>
    <style:style style:name="T4" style:family="text">
      <style:text-properties fo:color="#c0c0c0" officeooo:rsid="00118d1e"/>
    </style:style>
    <style:style style:name="T5" style:family="text">
      <style:text-properties fo:color="#c0c0c0" officeooo:rsid="0013f862"/>
    </style:style>
    <style:style style:name="T6" style:family="text">
      <style:text-properties fo:color="#c0c0c0" fo:font-weight="normal" officeooo:rsid="00118d1e" style:font-weight-asian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56506128" text:id="ct56506128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42197264" text:id="ct42197264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Frame1" text:anchor-type="paragraph" svg:x="6.0783in" svg:y="-0.3661in" svg:width="0.8783in" draw:z-index="0"><draw:text-box fo:min-height="0.8083in"><text:p text:style-name="P2">tex<office:annotation><dc:creator>Unknown Author</dc:creator><dc:date>2014-05-27T22:20:01.508710345</dc:date><text:p><text:span text:style-name="T7">do text</text:span></text:p><text:p>from document(at=objecticon)</text:p></office:annotation>t</text:p></draw:text-box></draw:frame><text:change-start text:change-id="ct56506128"/><text:span text:style-name="T4">objectname</text:span><text:change-end text:change-id="ct56506128"/><text:span text:style-name="T4"> </text:span><text:span text:style-name="T6">|</text:span><text:span text:style-name="T2"> </text:span><text:change-start text:change-id="ct42197264"/>object<text:change-end text:change-id="ct42197264"/></text:h>
      <text:p text:style-name="Standard"/>
      <text:p text:style-name="Standard">attribut<office:annotation><dc:creator>mle </dc:creator><dc:date>2013-03-21T15:02:51</dc:date><text:p text:style-name="P3"><text:span text:style-name="T9">do text</text:span></text:p><text:p text:style-name="P3"><text:span text:style-name="T9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8">do text</text:span></text:p><text:p>from document(at=object.get_map_image_path())</text:p></office:annotation>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43046320" text:id="ct43046320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43046320"/>datetime<text:change-end text:change-id="ct4304632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4-05-27T22:21:10.060006257</dc:date>
    <meta:editing-duration>PT4H5M18S</meta:editing-duration>
    <meta:editing-cycles>69</meta:editing-cycles>
    <meta:generator>LibreOffice/4.2.3.3$Linux_X86_64 LibreOffice_project/420m0$Build-3</meta:generator>
    <meta:document-statistic meta:table-count="0" meta:image-count="0" meta:object-count="0" meta:page-count="1" meta:paragraph-count="5" meta:word-count="8" meta:character-count="51" meta:non-whitespace-character-count="48"/>
  </office:meta>
</office:document-meta>
</file>